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9.72mm"/>
    </style:style>
    <style:style style:name="co3" style:family="table-column">
      <style:table-column-properties fo:break-before="auto" style:column-width="32.6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4.log" table:style-name="ta1">
        <table:shapes>
          <draw:frame draw:z-index="0" draw:style-name="gr1" draw:text-style-name="P1" svg:width="159.99mm" svg:height="89.99mm" svg:x="78.09mm" svg:y="1mm">
            <loext:p draw:notify-on-update-of-ranges="'cameraslog_4.log'.A2:'cameraslog_4.log'.A1001 'cameraslog_4.log'.B1:'cameraslog_4.log'.B1 'cameraslog_4.log'.B2:'cameraslog_4.log'.B1001 'cameraslog_4.log'.A2:'cameraslog_4.log'.A1001 'cameraslog_4.log'.C1:'cameraslog_4.log'.C1 'cameraslog_4.log'.C2:'cameraslog_4.log'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025615" calcext:value-type="float">
            <text:p>15,0256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.907706" calcext:value-type="float">
            <text:p>14,9077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655709" calcext:value-type="float">
            <text:p>15,6557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875688" calcext:value-type="float">
            <text:p>15,87568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595429" calcext:value-type="float">
            <text:p>15,59542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94563" calcext:value-type="float">
            <text:p>14,9456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616038" calcext:value-type="float">
            <text:p>15,6160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478646" calcext:value-type="float">
            <text:p>15,47864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.245687" calcext:value-type="float">
            <text:p>15,24568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.364513" calcext:value-type="float">
            <text:p>16,3645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.610199" calcext:value-type="float">
            <text:p>15,61019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.258481" calcext:value-type="float">
            <text:p>15,25848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.757952" calcext:value-type="float">
            <text:p>15,7579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.757952" calcext:value-type="float">
            <text:p>15,7579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73747" calcext:value-type="float">
            <text:p>15,7374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691234" calcext:value-type="float">
            <text:p>15,6912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691234" calcext:value-type="float">
            <text:p>15,6912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872137" calcext:value-type="float">
            <text:p>15,8721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.338257" calcext:value-type="float">
            <text:p>15,3382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.506322" calcext:value-type="float">
            <text:p>15,5063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.343036" calcext:value-type="float">
            <text:p>15,3430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.343036" calcext:value-type="float">
            <text:p>15,3430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.343036" calcext:value-type="float">
            <text:p>15,3430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.543587" calcext:value-type="float">
            <text:p>15,54358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.913123" calcext:value-type="float">
            <text:p>15,9131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.77742" calcext:value-type="float">
            <text:p>15,7774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.095018" calcext:value-type="float">
            <text:p>16,0950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.749451" calcext:value-type="float">
            <text:p>15,74945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.248983" calcext:value-type="float">
            <text:p>16,24898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.28064" calcext:value-type="float">
            <text:p>16,2806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.305874" calcext:value-type="float">
            <text:p>16,30587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.357872" calcext:value-type="float">
            <text:p>16,35787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.019201" calcext:value-type="float">
            <text:p>16,01920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.966314" calcext:value-type="float">
            <text:p>15,9663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.966314" calcext:value-type="float">
            <text:p>15,9663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.966314" calcext:value-type="float">
            <text:p>15,9663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.966314" calcext:value-type="float">
            <text:p>15,9663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.642201" calcext:value-type="float">
            <text:p>15,64220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.642201" calcext:value-type="float">
            <text:p>15,64220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.759218" calcext:value-type="float">
            <text:p>15,7592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.024754" calcext:value-type="float">
            <text:p>16,02475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.133378" calcext:value-type="float">
            <text:p>15,13337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.133378" calcext:value-type="float">
            <text:p>15,13337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21779" calcext:value-type="float">
            <text:p>15,2177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21779" calcext:value-type="float">
            <text:p>15,2177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.997795" calcext:value-type="float">
            <text:p>14,99779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.907793" calcext:value-type="float">
            <text:p>14,90779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.907793" calcext:value-type="float">
            <text:p>14,90779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.127855" calcext:value-type="float">
            <text:p>15,12785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.127855" calcext:value-type="float">
            <text:p>15,12785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.127855" calcext:value-type="float">
            <text:p>15,12785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.127855" calcext:value-type="float">
            <text:p>15,12785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.52983" calcext:value-type="float">
            <text:p>15,5298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.52983" calcext:value-type="float">
            <text:p>15,5298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.004359" calcext:value-type="float">
            <text:p>15,0043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.004359" calcext:value-type="float">
            <text:p>15,0043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.004359" calcext:value-type="float">
            <text:p>15,0043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.2" calcext:value-type="float">
            <text:p>15,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.2" calcext:value-type="float">
            <text:p>15,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.2" calcext:value-type="float">
            <text:p>15,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.142406" calcext:value-type="float">
            <text:p>15,14240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.057023" calcext:value-type="float">
            <text:p>15,05702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.381018" calcext:value-type="float">
            <text:p>15,38101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.381018" calcext:value-type="float">
            <text:p>15,38101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.381018" calcext:value-type="float">
            <text:p>15,38101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.185956" calcext:value-type="float">
            <text:p>15,18595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.185956" calcext:value-type="float">
            <text:p>15,18595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.602045" calcext:value-type="float">
            <text:p>14,6020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.602045" calcext:value-type="float">
            <text:p>14,6020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.622422" calcext:value-type="float">
            <text:p>14,6224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.622422" calcext:value-type="float">
            <text:p>14,6224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.54363" calcext:value-type="float">
            <text:p>14,5436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.54363" calcext:value-type="float">
            <text:p>14,5436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.54363" calcext:value-type="float">
            <text:p>14,5436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.54363" calcext:value-type="float">
            <text:p>14,5436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.54363" calcext:value-type="float">
            <text:p>14,5436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.54363" calcext:value-type="float">
            <text:p>14,5436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.076661" calcext:value-type="float">
            <text:p>14,07666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.076661" calcext:value-type="float">
            <text:p>14,07666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.991404" calcext:value-type="float">
            <text:p>13,9914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.08233" calcext:value-type="float">
            <text:p>14,082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.08233" calcext:value-type="float">
            <text:p>14,082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.198326" calcext:value-type="float">
            <text:p>14,1983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.198326" calcext:value-type="float">
            <text:p>14,1983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.198326" calcext:value-type="float">
            <text:p>14,1983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.198326" calcext:value-type="float">
            <text:p>14,1983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.198326" calcext:value-type="float">
            <text:p>14,1983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.320855" calcext:value-type="float">
            <text:p>14,32085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.320855" calcext:value-type="float">
            <text:p>14,32085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.328313" calcext:value-type="float">
            <text:p>14,32831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.101798" calcext:value-type="float">
            <text:p>14,10179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.101798" calcext:value-type="float">
            <text:p>14,10179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.199357" calcext:value-type="float">
            <text:p>14,19935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.199357" calcext:value-type="float">
            <text:p>14,19935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.199357" calcext:value-type="float">
            <text:p>14,19935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.199357" calcext:value-type="float">
            <text:p>14,19935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.205794" calcext:value-type="float">
            <text:p>14,20579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.238284" calcext:value-type="float">
            <text:p>14,23828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.115692" calcext:value-type="float">
            <text:p>14,11569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.115692" calcext:value-type="float">
            <text:p>14,11569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3.720204" calcext:value-type="float">
            <text:p>13,72020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.720204" calcext:value-type="float">
            <text:p>13,72020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.720204" calcext:value-type="float">
            <text:p>13,72020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.720204" calcext:value-type="float">
            <text:p>13,72020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.720204" calcext:value-type="float">
            <text:p>13,72020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.720204" calcext:value-type="float">
            <text:p>13,72020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.720204" calcext:value-type="float">
            <text:p>13,72020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.674766" calcext:value-type="float">
            <text:p>13,67476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3.674766" calcext:value-type="float">
            <text:p>13,67476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.459563" calcext:value-type="float">
            <text:p>13,45956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.459563" calcext:value-type="float">
            <text:p>13,45956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.570989" calcext:value-type="float">
            <text:p>13,57098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.570989" calcext:value-type="float">
            <text:p>13,57098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.69355" calcext:value-type="float">
            <text:p>13,693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.38164" calcext:value-type="float">
            <text:p>13,3816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.38164" calcext:value-type="float">
            <text:p>13,3816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.38164" calcext:value-type="float">
            <text:p>13,3816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.38164" calcext:value-type="float">
            <text:p>13,3816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.29071" calcext:value-type="float">
            <text:p>13,2907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.29071" calcext:value-type="float">
            <text:p>13,2907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.224764" calcext:value-type="float">
            <text:p>13,22476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.224764" calcext:value-type="float">
            <text:p>13,22476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.224764" calcext:value-type="float">
            <text:p>13,22476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.224764" calcext:value-type="float">
            <text:p>13,22476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.803289" calcext:value-type="float">
            <text:p>12,80328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.803289" calcext:value-type="float">
            <text:p>12,80328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.803289" calcext:value-type="float">
            <text:p>12,80328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.803289" calcext:value-type="float">
            <text:p>12,80328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.803289" calcext:value-type="float">
            <text:p>12,80328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.803289" calcext:value-type="float">
            <text:p>12,80328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.835766" calcext:value-type="float">
            <text:p>12,83576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.751293" calcext:value-type="float">
            <text:p>12,75129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.751293" calcext:value-type="float">
            <text:p>12,75129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.751293" calcext:value-type="float">
            <text:p>12,75129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.751293" calcext:value-type="float">
            <text:p>12,75129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.751293" calcext:value-type="float">
            <text:p>12,75129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.751293" calcext:value-type="float">
            <text:p>12,75129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.751293" calcext:value-type="float">
            <text:p>12,75129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.751293" calcext:value-type="float">
            <text:p>12,75129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.751293" calcext:value-type="float">
            <text:p>12,75129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.751293" calcext:value-type="float">
            <text:p>12,75129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.751293" calcext:value-type="float">
            <text:p>12,75129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.751293" calcext:value-type="float">
            <text:p>12,75129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.751293" calcext:value-type="float">
            <text:p>12,75129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.751293" calcext:value-type="float">
            <text:p>12,75129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.627832" calcext:value-type="float">
            <text:p>12,6278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.627832" calcext:value-type="float">
            <text:p>12,6278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.627832" calcext:value-type="float">
            <text:p>12,6278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.627832" calcext:value-type="float">
            <text:p>12,6278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.627832" calcext:value-type="float">
            <text:p>12,6278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.627832" calcext:value-type="float">
            <text:p>12,6278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.627832" calcext:value-type="float">
            <text:p>12,6278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2.627832" calcext:value-type="float">
            <text:p>12,6278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.627832" calcext:value-type="float">
            <text:p>12,6278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.627832" calcext:value-type="float">
            <text:p>12,6278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.627832" calcext:value-type="float">
            <text:p>12,6278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2.627832" calcext:value-type="float">
            <text:p>12,6278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.627832" calcext:value-type="float">
            <text:p>12,6278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2.627832" calcext:value-type="float">
            <text:p>12,6278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.627832" calcext:value-type="float">
            <text:p>12,6278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.627832" calcext:value-type="float">
            <text:p>12,6278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.491369" calcext:value-type="float">
            <text:p>12,49136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.420788" calcext:value-type="float">
            <text:p>12,42078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.420788" calcext:value-type="float">
            <text:p>12,42078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2.420788" calcext:value-type="float">
            <text:p>12,42078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.420788" calcext:value-type="float">
            <text:p>12,42078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.420788" calcext:value-type="float">
            <text:p>12,42078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.427286" calcext:value-type="float">
            <text:p>12,42728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.466298" calcext:value-type="float">
            <text:p>12,46629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.466298" calcext:value-type="float">
            <text:p>12,46629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.466298" calcext:value-type="float">
            <text:p>12,46629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.466298" calcext:value-type="float">
            <text:p>12,46629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.466298" calcext:value-type="float">
            <text:p>12,46629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.466298" calcext:value-type="float">
            <text:p>12,46629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.466298" calcext:value-type="float">
            <text:p>12,46629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.466298" calcext:value-type="float">
            <text:p>12,46629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2.324188" calcext:value-type="float">
            <text:p>12,3241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2.324188" calcext:value-type="float">
            <text:p>12,3241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.324188" calcext:value-type="float">
            <text:p>12,3241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.324188" calcext:value-type="float">
            <text:p>12,3241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.324188" calcext:value-type="float">
            <text:p>12,3241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.324188" calcext:value-type="float">
            <text:p>12,3241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.324188" calcext:value-type="float">
            <text:p>12,3241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.324188" calcext:value-type="float">
            <text:p>12,3241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.324188" calcext:value-type="float">
            <text:p>12,3241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2.324188" calcext:value-type="float">
            <text:p>12,3241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.324188" calcext:value-type="float">
            <text:p>12,3241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.324188" calcext:value-type="float">
            <text:p>12,3241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.324188" calcext:value-type="float">
            <text:p>12,3241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.324188" calcext:value-type="float">
            <text:p>12,3241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.324188" calcext:value-type="float">
            <text:p>12,3241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.324188" calcext:value-type="float">
            <text:p>12,3241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.324188" calcext:value-type="float">
            <text:p>12,3241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.324188" calcext:value-type="float">
            <text:p>12,3241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2.324188" calcext:value-type="float">
            <text:p>12,3241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.324188" calcext:value-type="float">
            <text:p>12,3241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2.234113" calcext:value-type="float">
            <text:p>12,2341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.234113" calcext:value-type="float">
            <text:p>12,2341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.234113" calcext:value-type="float">
            <text:p>12,2341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.234113" calcext:value-type="float">
            <text:p>12,2341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2.207169" calcext:value-type="float">
            <text:p>12,2071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.207169" calcext:value-type="float">
            <text:p>12,2071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2.207169" calcext:value-type="float">
            <text:p>12,2071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2.207169" calcext:value-type="float">
            <text:p>12,2071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2.207169" calcext:value-type="float">
            <text:p>12,2071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2.207169" calcext:value-type="float">
            <text:p>12,2071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.142148" calcext:value-type="float">
            <text:p>12,1421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2.142148" calcext:value-type="float">
            <text:p>12,1421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2.142148" calcext:value-type="float">
            <text:p>12,1421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.142148" calcext:value-type="float">
            <text:p>12,1421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.142148" calcext:value-type="float">
            <text:p>12,1421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2.142148" calcext:value-type="float">
            <text:p>12,1421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2.142148" calcext:value-type="float">
            <text:p>12,1421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2.142148" calcext:value-type="float">
            <text:p>12,1421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2.142148" calcext:value-type="float">
            <text:p>12,1421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2.142148" calcext:value-type="float">
            <text:p>12,1421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2.031695" calcext:value-type="float">
            <text:p>12,03169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2.031695" calcext:value-type="float">
            <text:p>12,03169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2.031695" calcext:value-type="float">
            <text:p>12,03169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2.031695" calcext:value-type="float">
            <text:p>12,03169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2.031695" calcext:value-type="float">
            <text:p>12,03169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2.031695" calcext:value-type="float">
            <text:p>12,03169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2.031695" calcext:value-type="float">
            <text:p>12,03169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.037366" calcext:value-type="float">
            <text:p>12,03736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.037366" calcext:value-type="float">
            <text:p>12,03736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2.037366" calcext:value-type="float">
            <text:p>12,03736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2.012198" calcext:value-type="float">
            <text:p>12,0121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2.012198" calcext:value-type="float">
            <text:p>12,0121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2.012198" calcext:value-type="float">
            <text:p>12,0121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.012198" calcext:value-type="float">
            <text:p>12,0121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2.012198" calcext:value-type="float">
            <text:p>12,0121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2.012198" calcext:value-type="float">
            <text:p>12,0121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2.012198" calcext:value-type="float">
            <text:p>12,0121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2.012198" calcext:value-type="float">
            <text:p>12,0121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.856196" calcext:value-type="float">
            <text:p>11,85619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1.856196" calcext:value-type="float">
            <text:p>11,85619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.856196" calcext:value-type="float">
            <text:p>11,85619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.720675" calcext:value-type="float">
            <text:p>11,72067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.720675" calcext:value-type="float">
            <text:p>11,72067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.720675" calcext:value-type="float">
            <text:p>11,72067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1.701202" calcext:value-type="float">
            <text:p>11,70120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.701202" calcext:value-type="float">
            <text:p>11,70120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1.701202" calcext:value-type="float">
            <text:p>11,70120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1.701202" calcext:value-type="float">
            <text:p>11,70120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1.701202" calcext:value-type="float">
            <text:p>11,70120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1.701202" calcext:value-type="float">
            <text:p>11,70120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1.701202" calcext:value-type="float">
            <text:p>11,70120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1.701202" calcext:value-type="float">
            <text:p>11,70120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1.701202" calcext:value-type="float">
            <text:p>11,70120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.701202" calcext:value-type="float">
            <text:p>11,70120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1.701202" calcext:value-type="float">
            <text:p>11,70120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1.701202" calcext:value-type="float">
            <text:p>11,70120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1.585142" calcext:value-type="float">
            <text:p>11,5851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.585142" calcext:value-type="float">
            <text:p>11,5851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.585142" calcext:value-type="float">
            <text:p>11,5851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.585142" calcext:value-type="float">
            <text:p>11,5851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1.585142" calcext:value-type="float">
            <text:p>11,5851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.332641" calcext:value-type="float">
            <text:p>11,33264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1.332641" calcext:value-type="float">
            <text:p>11,33264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.332641" calcext:value-type="float">
            <text:p>11,33264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1.332641" calcext:value-type="float">
            <text:p>11,33264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1.332641" calcext:value-type="float">
            <text:p>11,33264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1.099579" calcext:value-type="float">
            <text:p>11,09957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1.099579" calcext:value-type="float">
            <text:p>11,09957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.080824" calcext:value-type="float">
            <text:p>11,08082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1.080824" calcext:value-type="float">
            <text:p>11,08082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.080824" calcext:value-type="float">
            <text:p>11,08082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1.080824" calcext:value-type="float">
            <text:p>11,08082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1.080824" calcext:value-type="float">
            <text:p>11,08082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.080824" calcext:value-type="float">
            <text:p>11,08082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1.080824" calcext:value-type="float">
            <text:p>11,08082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0.938762" calcext:value-type="float">
            <text:p>10,93876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.938762" calcext:value-type="float">
            <text:p>10,93876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.938762" calcext:value-type="float">
            <text:p>10,93876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.938762" calcext:value-type="float">
            <text:p>10,93876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0.938762" calcext:value-type="float">
            <text:p>10,93876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.938762" calcext:value-type="float">
            <text:p>10,93876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.938762" calcext:value-type="float">
            <text:p>10,93876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.938762" calcext:value-type="float">
            <text:p>10,93876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.938762" calcext:value-type="float">
            <text:p>10,93876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.938762" calcext:value-type="float">
            <text:p>10,93876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.938762" calcext:value-type="float">
            <text:p>10,93876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.938762" calcext:value-type="float">
            <text:p>10,93876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.938762" calcext:value-type="float">
            <text:p>10,93876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.938762" calcext:value-type="float">
            <text:p>10,93876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.938762" calcext:value-type="float">
            <text:p>10,93876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.938762" calcext:value-type="float">
            <text:p>10,93876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.938762" calcext:value-type="float">
            <text:p>10,93876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.86818" calcext:value-type="float">
            <text:p>10,868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86818" calcext:value-type="float">
            <text:p>10,868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.86818" calcext:value-type="float">
            <text:p>10,868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.86818" calcext:value-type="float">
            <text:p>10,868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.713144" calcext:value-type="float">
            <text:p>10,7131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.713144" calcext:value-type="float">
            <text:p>10,7131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.713144" calcext:value-type="float">
            <text:p>10,7131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.713144" calcext:value-type="float">
            <text:p>10,7131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.713144" calcext:value-type="float">
            <text:p>10,7131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.713144" calcext:value-type="float">
            <text:p>10,7131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.713144" calcext:value-type="float">
            <text:p>10,7131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.713144" calcext:value-type="float">
            <text:p>10,7131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.713144" calcext:value-type="float">
            <text:p>10,7131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.706716" calcext:value-type="float">
            <text:p>10,7067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.706716" calcext:value-type="float">
            <text:p>10,7067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0.706716" calcext:value-type="float">
            <text:p>10,7067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.706716" calcext:value-type="float">
            <text:p>10,7067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.701139" calcext:value-type="float">
            <text:p>10,7011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.701139" calcext:value-type="float">
            <text:p>10,7011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.701139" calcext:value-type="float">
            <text:p>10,7011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.701139" calcext:value-type="float">
            <text:p>10,7011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.701139" calcext:value-type="float">
            <text:p>10,7011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0.498788" calcext:value-type="float">
            <text:p>10,49878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.498788" calcext:value-type="float">
            <text:p>10,49878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0.498788" calcext:value-type="float">
            <text:p>10,49878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.498788" calcext:value-type="float">
            <text:p>10,49878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.498788" calcext:value-type="float">
            <text:p>10,49878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.498788" calcext:value-type="float">
            <text:p>10,49878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.498788" calcext:value-type="float">
            <text:p>10,49878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.465549" calcext:value-type="float">
            <text:p>10,4655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.465549" calcext:value-type="float">
            <text:p>10,4655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.465549" calcext:value-type="float">
            <text:p>10,4655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0.465549" calcext:value-type="float">
            <text:p>10,4655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.109004" calcext:value-type="float">
            <text:p>10,1090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.109004" calcext:value-type="float">
            <text:p>10,1090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.109004" calcext:value-type="float">
            <text:p>10,1090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.109004" calcext:value-type="float">
            <text:p>10,1090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0.109004" calcext:value-type="float">
            <text:p>10,1090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0.109004" calcext:value-type="float">
            <text:p>10,1090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.109004" calcext:value-type="float">
            <text:p>10,1090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.109004" calcext:value-type="float">
            <text:p>10,1090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.109004" calcext:value-type="float">
            <text:p>10,1090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.109004" calcext:value-type="float">
            <text:p>10,1090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.109004" calcext:value-type="float">
            <text:p>10,1090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.109004" calcext:value-type="float">
            <text:p>10,1090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.109004" calcext:value-type="float">
            <text:p>10,1090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.109004" calcext:value-type="float">
            <text:p>10,1090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0.109004" calcext:value-type="float">
            <text:p>10,1090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.109004" calcext:value-type="float">
            <text:p>10,1090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0.109004" calcext:value-type="float">
            <text:p>10,1090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0.109004" calcext:value-type="float">
            <text:p>10,1090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.109004" calcext:value-type="float">
            <text:p>10,1090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.109004" calcext:value-type="float">
            <text:p>10,1090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.109004" calcext:value-type="float">
            <text:p>10,1090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0.031843" calcext:value-type="float">
            <text:p>10,031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.869396" calcext:value-type="float">
            <text:p>9,869396</text:p>
          </table:table-cell>
          <table:table-cell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 style:data-style-name="N2" text:time-value="17:19:43.981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_64 LibreOffice_project/5e3e00a007d9b3b6efb6797a8b8e57b51ab1f737</meta:generator>
    <dc:date>2016-06-05T17:19:48.777000000</dc:date>
    <meta:editing-duration>PT3M35S</meta:editing-duration>
    <meta:editing-cycles>2</meta:editing-cycles>
    <meta:document-statistic meta:table-count="1" meta:cell-count="30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'cameraslog_4.log'.A2:'cameraslog_4.log'.C1001 'cameraslog_4.log'.B1:'cameraslog_4.log'.C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cameraslog_4.log'.B2:'cameraslog_4.log'.B1001" chart:label-cell-address="'cameraslog_4.log'.B1:'cameraslog_4.log'.B1" chart:class="chart:scatter">
            <chart:domain table:cell-range-address="'cameraslog_4.log'.A2:'cameraslog_4.log'.A1001"/>
            <chart:data-point chart:repeated="1000"/>
          </chart:series>
          <chart:series chart:style-name="ch8" chart:values-cell-range-address="'cameraslog_4.log'.C2:'cameraslog_4.log'.C1001" chart:label-cell-address="'cameraslog_4.log'.C1:'cameraslog_4.log'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'cameraslog_4.log'.B1:'cameraslog_4.log'.B1</svg:desc>
                </draw:g>
              </table:table-cell>
              <table:table-cell office:value-type="string">
                <text:p>number of cameras</text:p>
                <draw:g>
                  <svg:desc>'cameraslog_4.log'.C1:'cameraslog_4.lo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meraslog_4.log'.A2:'cameraslog_4.log'.A1001</svg:desc>
                </draw:g>
              </table:table-cell>
              <table:table-cell office:value-type="float" office:value="15.025615">
                <text:p>15.025615</text:p>
                <draw:g>
                  <svg:desc>'cameraslog_4.log'.B2:'cameraslog_4.log'.B1001</svg:desc>
                </draw:g>
              </table:table-cell>
              <table:table-cell office:value-type="float" office:value="19">
                <text:p>19</text:p>
                <draw:g>
                  <svg:desc>'cameraslog_4.log'.C2:'cameraslog_4.log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907706">
                <text:p>14.9077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.655709">
                <text:p>15.6557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5.875688">
                <text:p>15.87568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.595429">
                <text:p>15.5954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.94563">
                <text:p>14.945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5.616038">
                <text:p>15.6160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5.478646">
                <text:p>15.47864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5.245687">
                <text:p>15.2456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6.364513">
                <text:p>16.3645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5.610199">
                <text:p>15.6101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5.258481">
                <text:p>15.25848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5.757952">
                <text:p>15.7579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.757952">
                <text:p>15.7579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.73747">
                <text:p>15.7374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.691234">
                <text:p>15.69123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5.691234">
                <text:p>15.69123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.872137">
                <text:p>15.8721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5.338257">
                <text:p>15.3382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5.506322">
                <text:p>15.5063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5.343036">
                <text:p>15.3430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5.343036">
                <text:p>15.3430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5.343036">
                <text:p>15.3430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5.543587">
                <text:p>15.54358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5.913123">
                <text:p>15.9131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5.77742">
                <text:p>15.7774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6.095018">
                <text:p>16.0950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5.749451">
                <text:p>15.74945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6.248983">
                <text:p>16.24898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6.28064">
                <text:p>16.2806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6.305874">
                <text:p>16.30587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6.357872">
                <text:p>16.3578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6.019201">
                <text:p>16.01920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5.966314">
                <text:p>15.9663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5.966314">
                <text:p>15.9663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5.966314">
                <text:p>15.9663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5.966314">
                <text:p>15.9663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5.642201">
                <text:p>15.64220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5.642201">
                <text:p>15.64220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5.759218">
                <text:p>15.7592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6.024754">
                <text:p>16.02475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5.133378">
                <text:p>15.1333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5.133378">
                <text:p>15.1333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5.21779">
                <text:p>15.2177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5.21779">
                <text:p>15.2177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4.997795">
                <text:p>14.99779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4.907793">
                <text:p>14.90779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4.907793">
                <text:p>14.90779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5.127855">
                <text:p>15.1278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5.127855">
                <text:p>15.1278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5.127855">
                <text:p>15.1278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5.127855">
                <text:p>15.1278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5.52983">
                <text:p>15.529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5.52983">
                <text:p>15.529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5.004359">
                <text:p>15.0043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5.004359">
                <text:p>15.0043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5.004359">
                <text:p>15.0043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5.2">
                <text:p>15.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5.2">
                <text:p>15.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5.2">
                <text:p>15.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5.142406">
                <text:p>15.1424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5.057023">
                <text:p>15.05702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5.381018">
                <text:p>15.3810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5.381018">
                <text:p>15.3810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5.381018">
                <text:p>15.3810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5.185956">
                <text:p>15.18595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5.185956">
                <text:p>15.18595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4.602045">
                <text:p>14.6020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4.602045">
                <text:p>14.6020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4.622422">
                <text:p>14.62242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4.622422">
                <text:p>14.62242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4.54363">
                <text:p>14.5436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4.54363">
                <text:p>14.5436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4.54363">
                <text:p>14.5436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4.54363">
                <text:p>14.5436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4.54363">
                <text:p>14.5436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4.54363">
                <text:p>14.5436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4.076661">
                <text:p>14.0766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4.076661">
                <text:p>14.0766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3.991404">
                <text:p>13.99140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4.08233">
                <text:p>14.082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4.08233">
                <text:p>14.082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4.198326">
                <text:p>14.1983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4.198326">
                <text:p>14.1983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4.198326">
                <text:p>14.1983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4.198326">
                <text:p>14.1983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4.198326">
                <text:p>14.1983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4.320855">
                <text:p>14.32085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4.320855">
                <text:p>14.32085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4.328313">
                <text:p>14.3283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4.101798">
                <text:p>14.10179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4.101798">
                <text:p>14.10179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4.199357">
                <text:p>14.19935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4.199357">
                <text:p>14.19935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4.199357">
                <text:p>14.19935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4.199357">
                <text:p>14.19935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4.205794">
                <text:p>14.20579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4.238284">
                <text:p>14.23828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4.115692">
                <text:p>14.11569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4.115692">
                <text:p>14.11569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3.720204">
                <text:p>13.7202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3.720204">
                <text:p>13.7202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3.720204">
                <text:p>13.7202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3.720204">
                <text:p>13.7202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3.720204">
                <text:p>13.7202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3.720204">
                <text:p>13.7202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3.720204">
                <text:p>13.7202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3.674766">
                <text:p>13.67476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3.674766">
                <text:p>13.67476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3.459563">
                <text:p>13.45956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3.459563">
                <text:p>13.45956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3.570989">
                <text:p>13.57098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3.570989">
                <text:p>13.57098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3.69355">
                <text:p>13.693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3.38164">
                <text:p>13.3816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3.38164">
                <text:p>13.3816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3.38164">
                <text:p>13.3816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3.38164">
                <text:p>13.3816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3.29071">
                <text:p>13.2907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3.29071">
                <text:p>13.2907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3.224764">
                <text:p>13.2247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3.224764">
                <text:p>13.2247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3.224764">
                <text:p>13.2247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3.224764">
                <text:p>13.2247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.803289">
                <text:p>12.80328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2.803289">
                <text:p>12.80328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.803289">
                <text:p>12.80328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2.803289">
                <text:p>12.80328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2.803289">
                <text:p>12.80328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2.803289">
                <text:p>12.80328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2.835766">
                <text:p>12.8357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2.751293">
                <text:p>12.75129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2.751293">
                <text:p>12.75129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2.751293">
                <text:p>12.75129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2.751293">
                <text:p>12.75129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2.751293">
                <text:p>12.75129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2.751293">
                <text:p>12.75129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2.751293">
                <text:p>12.75129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2.751293">
                <text:p>12.75129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2.751293">
                <text:p>12.75129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2.751293">
                <text:p>12.75129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2.751293">
                <text:p>12.75129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2.751293">
                <text:p>12.75129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2.751293">
                <text:p>12.75129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2.751293">
                <text:p>12.75129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2.627832">
                <text:p>12.6278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2.627832">
                <text:p>12.6278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2.627832">
                <text:p>12.6278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2.627832">
                <text:p>12.6278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2.627832">
                <text:p>12.6278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2.627832">
                <text:p>12.6278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2.627832">
                <text:p>12.6278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2.627832">
                <text:p>12.6278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2.627832">
                <text:p>12.6278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2.627832">
                <text:p>12.6278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2.627832">
                <text:p>12.6278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2.627832">
                <text:p>12.6278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2.627832">
                <text:p>12.6278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2.627832">
                <text:p>12.6278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2.627832">
                <text:p>12.6278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2.627832">
                <text:p>12.6278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2.491369">
                <text:p>12.49136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2.420788">
                <text:p>12.4207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2.420788">
                <text:p>12.4207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2.420788">
                <text:p>12.4207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2.420788">
                <text:p>12.4207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2.420788">
                <text:p>12.4207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2.427286">
                <text:p>12.42728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2.466298">
                <text:p>12.46629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2.466298">
                <text:p>12.46629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2.466298">
                <text:p>12.46629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2.466298">
                <text:p>12.46629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2.466298">
                <text:p>12.46629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2.466298">
                <text:p>12.46629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2.466298">
                <text:p>12.46629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2.466298">
                <text:p>12.46629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2.324188">
                <text:p>12.3241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2.324188">
                <text:p>12.3241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2.324188">
                <text:p>12.3241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2.324188">
                <text:p>12.3241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2.324188">
                <text:p>12.3241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2.324188">
                <text:p>12.3241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2.324188">
                <text:p>12.3241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2.324188">
                <text:p>12.3241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2.324188">
                <text:p>12.3241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2.324188">
                <text:p>12.3241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2.324188">
                <text:p>12.3241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2.324188">
                <text:p>12.3241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2.324188">
                <text:p>12.3241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2.324188">
                <text:p>12.3241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2.324188">
                <text:p>12.3241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2.324188">
                <text:p>12.3241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2.324188">
                <text:p>12.3241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2.324188">
                <text:p>12.3241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2.324188">
                <text:p>12.3241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2.324188">
                <text:p>12.3241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2.234113">
                <text:p>12.2341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2.234113">
                <text:p>12.2341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2.234113">
                <text:p>12.2341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2.234113">
                <text:p>12.2341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2.207169">
                <text:p>12.20716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2.207169">
                <text:p>12.20716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2.207169">
                <text:p>12.20716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2.207169">
                <text:p>12.20716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2.207169">
                <text:p>12.20716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2.207169">
                <text:p>12.20716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2.142148">
                <text:p>12.1421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2.142148">
                <text:p>12.1421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2.142148">
                <text:p>12.1421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2.142148">
                <text:p>12.1421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2.142148">
                <text:p>12.1421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2.142148">
                <text:p>12.1421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2.142148">
                <text:p>12.1421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2.142148">
                <text:p>12.1421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2.142148">
                <text:p>12.1421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2.142148">
                <text:p>12.1421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2.031695">
                <text:p>12.0316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2.031695">
                <text:p>12.0316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2.031695">
                <text:p>12.0316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2.031695">
                <text:p>12.0316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2.031695">
                <text:p>12.0316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2.031695">
                <text:p>12.0316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2.031695">
                <text:p>12.0316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2.037366">
                <text:p>12.03736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2.037366">
                <text:p>12.03736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2.037366">
                <text:p>12.03736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2.012198">
                <text:p>12.01219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2.012198">
                <text:p>12.01219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2.012198">
                <text:p>12.01219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2.012198">
                <text:p>12.01219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2.012198">
                <text:p>12.01219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2.012198">
                <text:p>12.01219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2.012198">
                <text:p>12.01219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2.012198">
                <text:p>12.01219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1.856196">
                <text:p>11.85619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1.856196">
                <text:p>11.85619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1.856196">
                <text:p>11.85619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1.720675">
                <text:p>11.7206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1.720675">
                <text:p>11.7206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1.720675">
                <text:p>11.7206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1.701202">
                <text:p>11.70120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1.701202">
                <text:p>11.70120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1.701202">
                <text:p>11.70120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1.701202">
                <text:p>11.70120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1.701202">
                <text:p>11.70120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1.701202">
                <text:p>11.70120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1.701202">
                <text:p>11.70120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1.701202">
                <text:p>11.70120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1.701202">
                <text:p>11.70120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1.701202">
                <text:p>11.70120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1.701202">
                <text:p>11.70120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1.701202">
                <text:p>11.70120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1.585142">
                <text:p>11.5851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1.585142">
                <text:p>11.5851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1.585142">
                <text:p>11.5851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1.585142">
                <text:p>11.5851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1.585142">
                <text:p>11.5851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1.332641">
                <text:p>11.33264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1.332641">
                <text:p>11.33264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1.332641">
                <text:p>11.33264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1.332641">
                <text:p>11.33264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1.332641">
                <text:p>11.33264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1.099579">
                <text:p>11.09957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1.099579">
                <text:p>11.09957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1.080824">
                <text:p>11.0808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1.080824">
                <text:p>11.0808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1.080824">
                <text:p>11.0808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1.080824">
                <text:p>11.0808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1.080824">
                <text:p>11.0808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1.080824">
                <text:p>11.0808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1.080824">
                <text:p>11.0808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0.938762">
                <text:p>10.93876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0.938762">
                <text:p>10.93876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0.938762">
                <text:p>10.93876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0.938762">
                <text:p>10.93876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0.938762">
                <text:p>10.93876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0.938762">
                <text:p>10.93876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0.938762">
                <text:p>10.93876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0.938762">
                <text:p>10.93876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0.938762">
                <text:p>10.93876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0.938762">
                <text:p>10.93876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0.938762">
                <text:p>10.93876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0.938762">
                <text:p>10.93876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0.938762">
                <text:p>10.93876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0.938762">
                <text:p>10.93876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0.938762">
                <text:p>10.93876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0.938762">
                <text:p>10.93876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0.938762">
                <text:p>10.93876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0.86818">
                <text:p>10.868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0.86818">
                <text:p>10.868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0.86818">
                <text:p>10.868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0.86818">
                <text:p>10.868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0.713144">
                <text:p>10.7131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0.713144">
                <text:p>10.7131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0.713144">
                <text:p>10.7131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0.713144">
                <text:p>10.7131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0.713144">
                <text:p>10.7131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0.713144">
                <text:p>10.7131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0.713144">
                <text:p>10.7131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0.713144">
                <text:p>10.7131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0.713144">
                <text:p>10.7131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10.706716">
                <text:p>10.7067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10.706716">
                <text:p>10.7067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0.706716">
                <text:p>10.7067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0.706716">
                <text:p>10.7067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0.701139">
                <text:p>10.7011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0.701139">
                <text:p>10.7011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0.701139">
                <text:p>10.7011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0.701139">
                <text:p>10.7011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0.701139">
                <text:p>10.7011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0.498788">
                <text:p>10.49878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0.498788">
                <text:p>10.49878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0.498788">
                <text:p>10.49878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0.498788">
                <text:p>10.49878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0.498788">
                <text:p>10.49878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0.498788">
                <text:p>10.49878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0.498788">
                <text:p>10.49878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0.465549">
                <text:p>10.4655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0.465549">
                <text:p>10.4655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0.465549">
                <text:p>10.4655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0.465549">
                <text:p>10.4655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0.109004">
                <text:p>10.1090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0.109004">
                <text:p>10.1090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0.109004">
                <text:p>10.1090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0.109004">
                <text:p>10.1090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0.109004">
                <text:p>10.1090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0.109004">
                <text:p>10.1090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10.109004">
                <text:p>10.1090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0.109004">
                <text:p>10.1090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0.109004">
                <text:p>10.1090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10.109004">
                <text:p>10.1090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10.109004">
                <text:p>10.1090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10.109004">
                <text:p>10.1090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0.109004">
                <text:p>10.1090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0.109004">
                <text:p>10.1090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0.109004">
                <text:p>10.1090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10.109004">
                <text:p>10.1090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0.109004">
                <text:p>10.1090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0.109004">
                <text:p>10.1090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0.109004">
                <text:p>10.1090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0.109004">
                <text:p>10.1090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0.109004">
                <text:p>10.1090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10.031843">
                <text:p>10.031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9.869396">
                <text:p>9.869396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